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4.322cm" fo:min-width="5.469cm"/>
    </style:style>
    <style:style style:name="gr2" style:family="graphic" style:parent-style-name="standard">
      <style:graphic-properties draw:stroke="none" svg:stroke-color="#000000" draw:fill="none" draw:fill-color="#ffffff" fo:min-height="0.4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right" fo:min-height="0.475cm"/>
    </style:style>
    <style:style style:name="gr5" style:family="graphic" style:parent-style-name="objectwithoutfill">
      <style:graphic-properties svg:stroke-width="0.102cm" draw:marker-start-width="0.509cm" draw:marker-end="Arrow" draw:marker-end-width="0.305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969cm" svg:height="4.572cm" svg:x="1.905cm" svg:y="0.508cm">
          <text:p text:style-name="P1">vga_controller_c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032cm" svg:height="0.725cm" svg:x="1.905cm" svg:y="1.561cm">
          <draw:text-box>
            <text:p><text:span text:style-name="T1">clk</text:span></text:p>
          </draw:text-box>
        </draw:frame>
        <draw:frame draw:style-name="gr2" draw:text-style-name="P3" draw:layer="layout" svg:width="2.032cm" svg:height="0.725cm" svg:x="1.905cm" svg:y="4.101cm">
          <draw:text-box>
            <text:p><text:span text:style-name="T1">res_n</text:span></text:p>
          </draw:text-box>
        </draw:frame>
        <draw:line draw:style-name="gr3" draw:text-style-name="P4" draw:layer="layout" svg:x1="0.508cm" svg:y1="1.942cm" svg:x2="1.905cm" svg:y2="1.942cm">
          <text:p/>
        </draw:line>
        <draw:line draw:style-name="gr3" draw:text-style-name="P4" draw:layer="layout" svg:x1="0.508cm" svg:y1="4.419cm" svg:x2="1.905cm" svg:y2="4.419cm">
          <text:p/>
        </draw:line>
        <draw:frame draw:style-name="gr4" draw:text-style-name="P3" draw:layer="layout" svg:width="2.032cm" svg:height="0.725cm" svg:x="5.842cm" svg:y="1.688cm">
          <draw:text-box>
            <text:p><text:span text:style-name="T1">h_sync</text:span></text:p>
          </draw:text-box>
        </draw:frame>
        <draw:line draw:style-name="gr3" draw:text-style-name="P4" draw:layer="layout" svg:x1="7.874cm" svg:y1="2.062cm" svg:x2="9.271cm" svg:y2="2.062cm">
          <text:p/>
        </draw:line>
        <draw:frame draw:style-name="gr4" draw:text-style-name="P3" draw:layer="layout" svg:width="2.032cm" svg:height="0.725cm" svg:x="5.842cm" svg:y="2.492cm">
          <draw:text-box>
            <text:p><text:span text:style-name="T1">v_sync</text:span></text:p>
          </draw:text-box>
        </draw:frame>
        <draw:line draw:style-name="gr3" draw:text-style-name="P4" draw:layer="layout" svg:x1="7.874cm" svg:y1="2.876cm" svg:x2="9.271cm" svg:y2="2.876cm">
          <text:p/>
        </draw:line>
        <draw:frame draw:style-name="gr4" draw:text-style-name="P3" draw:layer="layout" svg:width="4.572cm" svg:height="0.725cm" svg:x="3.302cm" svg:y="3.297cm">
          <draw:text-box>
            <text:p><text:span text:style-name="T1">x_coord [9:0]</text:span></text:p>
          </draw:text-box>
        </draw:frame>
        <draw:frame draw:style-name="gr4" draw:text-style-name="P3" draw:layer="layout" svg:width="4.318cm" svg:height="0.725cm" svg:x="3.556cm" svg:y="4.101cm">
          <draw:text-box>
            <text:p><text:span text:style-name="T1">y_coord [8:0]</text:span></text:p>
          </draw:text-box>
        </draw:frame>
        <draw:line draw:style-name="gr5" draw:text-style-name="P4" draw:layer="layout" svg:x1="7.874cm" svg:y1="3.691cm" svg:x2="9.271cm" svg:y2="3.691cm">
          <text:p/>
        </draw:line>
        <draw:line draw:style-name="gr5" draw:text-style-name="P4" draw:layer="layout" svg:x1="7.874cm" svg:y1="4.505cm" svg:x2="9.271cm" svg:y2="4.5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9.906cm" fo:page-height="5.8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2T05:13:11.865431691</meta:creation-date>
    <dc:date>2016-07-22T05:36:06.205752507</dc:date>
    <meta:editing-duration>PT10M31S</meta:editing-duration>
    <meta:editing-cycles>2</meta:editing-cycles>
    <meta:generator>LibreOffice/5.1.4.2$Linux_X86_64 LibreOffice_project/10m0$Build-2</meta:generator>
    <meta:document-statistic meta:object-count="13"/>
  </office:meta>
</office:document-meta>
</file>